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00cc00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3333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2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9cm" fo:min-width="3.727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3333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family="Bahnschrift" style:font-family-generic="swiss" style:font-pitch="variable" fo:font-weight="bold" style:font-weight-asian="bold" style:font-weight-complex="bold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family="Bahnschrift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family="Bahnschrift" style:font-family-generic="swiss" style:font-pitch="variable" fo:font-size="19pt" style:font-size-asian="19pt" style:font-size-complex="19pt"/>
    </style:style>
    <style:style style:name="T1" style:family="text">
      <style:text-properties fo:font-family="Bahnschrift" style:font-family-generic="swiss" style:font-pitch="variable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Bahnschrift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Bahnschrift" style:font-family-generic="swiss" style:font-pitch="variable"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2.286cm" svg:height="2.159cm" svg:x="5.064cm" svg:y="2.905cm">
          <text:p/>
        </draw:ellipse>
        <draw:ellipse draw:style-name="gr1" draw:text-style-name="P1" draw:layer="layout" svg:width="2.286cm" svg:height="2.159cm" svg:x="7.477cm" svg:y="6.207cm">
          <text:p/>
        </draw:ellipse>
        <draw:ellipse draw:style-name="gr2" draw:text-style-name="P1" draw:layer="layout" svg:width="2.286cm" svg:height="2.159cm" svg:x="9.844cm" svg:y="9.382cm">
          <text:p/>
        </draw:ellipse>
        <draw:ellipse draw:style-name="gr2" draw:text-style-name="P1" draw:layer="layout" svg:width="2.286cm" svg:height="2.159cm" svg:x="12.384cm" svg:y="12.611cm">
          <text:p/>
        </draw:ellipse>
        <draw:ellipse draw:style-name="gr2" draw:text-style-name="P1" draw:layer="layout" svg:width="2.286cm" svg:height="2.159cm" svg:x="15.07cm" svg:y="15.632cm">
          <text:p/>
        </draw:ellipse>
        <draw:line draw:style-name="gr3" draw:text-style-name="P1" draw:layer="layout" svg:x1="6.842cm" svg:y1="4.81cm" svg:x2="7.985cm" svg:y2="6.334cm">
          <text:p/>
        </draw:line>
        <draw:line draw:style-name="gr3" draw:text-style-name="P1" draw:layer="layout" svg:x1="9.343cm" svg:y1="8.01cm" svg:x2="10.017cm" svg:y2="8.874cm">
          <text:p/>
        </draw:line>
        <draw:line draw:style-name="gr3" draw:text-style-name="P1" draw:layer="layout" svg:x1="11.744cm" svg:y1="11.21cm" svg:x2="12.938cm" svg:y2="12.811cm">
          <text:p/>
        </draw:line>
        <draw:line draw:style-name="gr3" draw:text-style-name="P1" draw:layer="layout" svg:x1="14.345cm" svg:y1="14.41cm" svg:x2="15.488cm" svg:y2="15.934cm">
          <text:p/>
        </draw:line>
        <draw:line draw:style-name="gr3" draw:text-style-name="P1" draw:layer="layout" svg:x1="5.385cm" svg:y1="4.81cm" svg:x2="4.242cm" svg:y2="6.334cm">
          <text:p/>
        </draw:line>
        <draw:line draw:style-name="gr3" draw:text-style-name="P1" draw:layer="layout" svg:x1="7.786cm" svg:y1="8.11cm" svg:x2="6.643cm" svg:y2="9.634cm">
          <text:p/>
        </draw:line>
        <draw:line draw:style-name="gr3" draw:text-style-name="P1" draw:layer="layout" svg:x1="10.087cm" svg:y1="11.21cm" svg:x2="8.944cm" svg:y2="12.734cm">
          <text:p/>
        </draw:line>
        <draw:line draw:style-name="gr3" draw:text-style-name="P1" draw:layer="layout" svg:x1="12.688cm" svg:y1="14.51cm" svg:x2="11.545cm" svg:y2="16.034cm">
          <text:p/>
        </draw:line>
        <draw:frame draw:style-name="gr4" draw:text-style-name="P2" draw:layer="layout" svg:width="0.743cm" svg:height="1.013cm" svg:x="5.996cm" svg:y="3.37cm">
          <draw:text-box>
            <text:p><text:span text:style-name="T1">/</text:span></text:p>
          </draw:text-box>
        </draw:frame>
        <draw:frame draw:style-name="gr5" draw:text-style-name="P3" draw:layer="layout" svg:width="1.15cm" svg:height="1.115cm" svg:x="8.109cm" svg:y="6.772cm">
          <draw:text-box>
            <text:p><text:span text:style-name="T2">/a</text:span></text:p>
          </draw:text-box>
        </draw:frame>
        <draw:frame draw:style-name="gr6" draw:text-style-name="P3" draw:layer="layout" svg:width="1.385cm" svg:height="1.979cm" svg:x="10.41cm" svg:y="10.017cm">
          <draw:text-box>
            <text:p><text:span text:style-name="T2">/b</text:span></text:p>
          </draw:text-box>
        </draw:frame>
        <draw:frame draw:style-name="gr7" draw:text-style-name="P3" draw:layer="layout" svg:width="1.107cm" svg:height="1.115cm" svg:x="12.943cm" svg:y="13.084cm">
          <draw:text-box>
            <text:p><text:span text:style-name="T2">/c</text:span></text:p>
          </draw:text-box>
        </draw:frame>
        <draw:frame draw:style-name="gr5" draw:text-style-name="P3" draw:layer="layout" svg:width="1.15cm" svg:height="1.115cm" svg:x="15.591cm" svg:y="16.143cm">
          <draw:text-box>
            <text:p><text:span text:style-name="T2">/d</text:span></text:p>
          </draw:text-box>
        </draw:frame>
        <draw:frame draw:style-name="gr8" draw:text-style-name="P4" draw:layer="layout" svg:width="4.845cm" svg:height="3.129cm" svg:x="11.395cm" svg:y="5.953cm">
          <draw:text-box>
            <text:p><text:span text:style-name="T3">Subtree </text:span></text:p>
            <text:p><text:span text:style-name="T3">detached </text:span></text:p>
            <text:p><text:span text:style-name="T3">from parent </text:span></text:p>
          </draw:text-box>
        </draw:frame>
        <draw:ellipse draw:style-name="gr1" draw:text-style-name="P1" draw:layer="layout" svg:width="2.286cm" svg:height="2.159cm" svg:x="4.964cm" svg:y="9.506cm">
          <text:p/>
        </draw:ellipse>
        <draw:ellipse draw:style-name="gr2" draw:text-style-name="P1" draw:layer="layout" svg:width="2.286cm" svg:height="2.159cm" svg:x="7.364cm" svg:y="12.607cm">
          <text:p/>
        </draw:ellipse>
        <draw:ellipse draw:style-name="gr9" draw:text-style-name="P5" draw:layer="layout" svg:width="2.286cm" svg:height="2.159cm" svg:x="10.17cm" svg:y="15.833cm">
          <text:p text:style-name="P1"><text:span text:style-name="T4">foo.txt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Sagor</meta:initial-creator>
    <meta:creation-date>2020-05-14T23:23:02.41</meta:creation-date>
    <dc:date>2020-05-23T17:13:39.52</dc:date>
    <dc:creator>Mohammad Sagor</dc:creator>
    <meta:editing-duration>PT7M29S</meta:editing-duration>
    <meta:editing-cycles>2</meta:editing-cycles>
    <meta:generator>OpenOffice/4.1.7$Win32 OpenOffice.org_project/417m1$Build-9800</meta:generator>
    <meta:document-statistic meta:object-count="22"/>
  </office:meta>
</office:document-meta>
</file>